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16866*"/>
    </style:style>
    <style:style style:name="Tableau4.B" style:family="table-column">
      <style:table-column-properties style:column-width="14.406cm" style:rel-column-width="48669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36766*"/>
    </style:style>
    <style:style style:name="Tableau4.B1.2" style:family="table-column">
      <style:table-column-properties style:column-width="3.522cm" style:rel-column-width="11903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style:vertical-align="middle" fo:padding="0.097cm" fo:border="none"/>
    </style:style>
    <style:style style:name="Tableau5.A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gne_20_3">
      <style:text-properties fo:font-weight="bold" style:font-weight-asian="bold" style:font-weight-complex="bold"/>
    </style:style>
    <style:style style:name="P5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aven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T1">Tél. portable<text:tab/>: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4">Professeur attaché pédagogique au CRDP du Limousin</text:p>
              <text:p text:style-name="Ligne_20_3">Réalisation de maquettes et de documents sur les énergies renouvelables (4h/sem)</text:p>
              <text:p text:style-name="P4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  <text:p text:style-name="Ligne_20_3"><text:tab/>Formation continue des enseignants et du personnel de laboratoire : réseau informatique mise en oeuvre et applications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5">Lycée Turgot - LIMOGES</text:p>
            <text:p text:style-name="P5"><text:tab/>1ère Sciences et Technologie Industrielle Génie Électrotechnique</text:p>
            <text:p text:style-name="P5"><text:tab/>Terminale Sciences et Technologie Industrielle Génie Mécanique)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DEVILLE-LES-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Standard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6"><text:span text:style-name="T8">Systèmes <text:line-break/>d'exploitations</text:span></text:p>
            </table:table-cell>
            <table:table-cell table:style-name="Tableau6.A1" office:value-type="string">
              <text:p text:style-name="P7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6"><text:span text:style-name="T8">Bureautique</text:span></text:p>
          </table:table-cell>
          <table:table-cell table:style-name="Tableau6.A1" office:value-type="string">
            <text:p text:style-name="P7"><text:span text:style-name="T9">MS Office : Word, Excel , Access , Powerpoint</text:span></text:p>
            <text:p text:style-name="P7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8">Édition scientifique</text:p>
          </table:table-cell>
          <table:table-cell table:style-name="Tableau6.A1" office:value-type="string">
            <text:p text:style-name="P7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6"><text:span text:style-name="T8">Internet</text:span></text:p>
          </table:table-cell>
          <table:table-cell table:style-name="Tableau6.A1" office:value-type="string">
            <text:p text:style-name="P7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6"><text:span text:style-name="T8">Réseau</text:span></text:p>
          </table:table-cell>
          <table:table-cell table:style-name="Tableau6.A1" office:value-type="string">
            <text:p text:style-name="P7"><text:span text:style-name="T10">Configuration réseau (IP statique, dynamique via DHCP)</text:span></text:p>
            <text:p text:style-name="P7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7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6"><text:span text:style-name="T8">Programmation</text:span></text:p>
          </table:table-cell>
          <table:table-cell table:style-name="Tableau6.A1" office:value-type="string">
            <text:p text:style-name="P9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</text:span></text:p>
            <text:p text:style-name="P7"><text:span text:style-name="T9">Compilation séparée : GNU Make et autotools</text:span></text:p>
            <text:p text:style-name="P7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6"><text:span text:style-name="T8">Mathématiques<text:line-break/>et calcul formel</text:span></text:p>
          </table:table-cell>
          <table:table-cell table:style-name="Tableau6.A1" office:value-type="string">
            <text:p text:style-name="P7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8">Physique (EXAO)</text:p>
          </table:table-cell>
          <table:table-cell table:style-name="Tableau6.A1" office:value-type="string">
            <text:p text:style-name="P10">Régressi, Synchronie</text:p>
          </table:table-cell>
        </table:table-row>
        <table:table-row>
          <table:table-cell table:style-name="Tableau6.A1" office:value-type="string">
            <text:p text:style-name="P8">Électronique</text:p>
            <text:p text:style-name="P8"/>
            <text:p text:style-name="P8">Électrotechnique</text:p>
            <text:p text:style-name="P8"/>
            <text:p text:style-name="P8">Automatique</text:p>
          </table:table-cell>
          <table:table-cell table:style-name="Tableau6.A1" office:value-type="string">
            <text:p text:style-name="Standard">Matlab/Simulink et carte dSPACE, Scilab/Scicos</text:p>
            <text:p text:style-name="Standard">Orcad PSpice, Psim, Eagle...</text:p>
            <text:p text:style-name="Standard">Programmation en C de microcontrôleurs</text:p>
            <text:p text:style-name="Standard"><text:span text:style-name="T10"><text:tab/></text:span> Siemens C167</text:p>
            <text:p text:style-name="Standard"><text:span text:style-name="T10"><text:tab/>Atmel AVR ATmega8 ATmega8535 ...</text:span></text:p>
          </table:table-cell>
        </table:table-row>
        <table:table-row>
          <table:table-cell table:style-name="Tableau6.A1" office:value-type="string">
            <text:p text:style-name="P6"><text:span text:style-name="T8">Dessin Assisté par Ordinateur</text:span></text:p>
          </table:table-cell>
          <table:table-cell table:style-name="Tableau6.A1" office:value-type="string">
            <text:p text:style-name="P7"><text:span text:style-name="T9">3D : D.M.T.</text:span></text:p>
            <text:p text:style-name="P7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7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6"><text:span text:style-name="T8">Aéronautique</text:span></text:p>
            </table:table-cell>
            <table:table-cell table:style-name="Tableau5.A1" office:value-type="string">
              <text:p text:style-name="P7"><text:span text:style-name="T12">Voltige avion (depuis Juillet 2002)</text:span></text:p>
              <text:p text:style-name="P7"><text:span text:style-name="T12">Qualification d'instructeur planeur (depuis Juin 2001)</text:span></text:p>
              <text:p text:style-name="P7"><text:span text:style-name="T12">Brevet de base avion (depuis Mai 2000)</text:span></text:p>
              <text:p text:style-name="P7"><text:span text:style-name="T12">Brevet de pilote de planeur (depuis Juillet 1996)</text:span></text:p>
              <text:p text:style-name="P7"><text:span text:style-name="T12">Brevet d'initiation aéronautique (depuis Juin 1996)</text:span></text:p>
              <text:p text:style-name="P7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6"><text:span text:style-name="T8">Informatique</text:span></text:p>
          </table:table-cell>
          <table:table-cell table:style-name="Tableau5.A1" office:value-type="string">
            <text:p text:style-name="P11">Collaboration au système de calcul formel libre : xcas</text:p>
            <text:p text:style-name="P11">Bêta-testeur calculatrices Texas Instruments (TI-92 &amp; V200)</text:p>
            <text:p text:style-name="P11">Bêta-testeur de différents logiciels libres</text:p>
            <text:p text:style-name="P11"><text:tab/>(OpenOffice, Debian, Ubuntu, GNOME...)</text:p>
            <text:p text:style-name="P12"><text:span text:style-name="T13">Réalisation du site </text:span><text:a xlink:type="simple" xlink:href="http://www.celles.net/"><text:span text:style-name="T14">http://www.celles.net</text:span></text:a><text:span text:style-name="T13"> </text:span></text:p>
          </table:table-cell>
        </table:table-row>
        <table:table-row>
          <table:table-cell table:style-name="Tableau5.A3" office:value-type="string">
            <text:p text:style-name="P8"><text:span text:style-name="Champ_20_1">Radiocommunications</text:span></text:p>
          </table:table-cell>
          <table:table-cell table:style-name="Tableau5.A1" office:value-type="string">
            <text:p text:style-name="P7"><text:span text:style-name="T15">Membre du Réseau des Émetteurs Français depuis 1996</text:span></text:p>
          </table:table-cell>
        </table:table-row>
        <table:table-row>
          <table:table-cell table:style-name="Tableau5.A3" office:value-type="string">
            <text:p text:style-name="P8">Électronique</text:p>
          </table:table-cell>
          <table:table-cell table:style-name="Tableau5.A1" office:value-type="string">
            <text:p text:style-name="P7">Applications temps réel, programmation de microcontrôleurs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109cm" fo:margin-bottom="0.109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ELLES Sébastien</dc:title>
    <meta:creation-date>2003-11-25T12:54:59</meta:creation-date>
    <dc:creator>scls</dc:creator>
    <dc:date>2006-11-24T15:44:31</dc:date>
    <meta:printed-by>scls</meta:printed-by>
    <meta:print-date>2006-09-29T08:58:01</meta:print-date>
    <dc:language>en-US</dc:language>
    <meta:editing-cycles>106</meta:editing-cycles>
    <meta:editing-duration>PT5H0M13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50" meta:word-count="772" meta:character-count="5645"/>
  </office:meta>
</office:document-meta>
</file>